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200000000430000001270085F30C059413B.png" manifest:media-type="image/png"/>
  <manifest:file-entry manifest:full-path="Pictures/20000024000007E1000001D7F505E7627E0EFDC3.svm" manifest:media-type="image/x-svm"/>
  <manifest:file-entry manifest:full-path="Pictures/10000200000000AF0000001404A8B1CD364EBD86.png" manifest:media-type="image/png"/>
  <manifest:file-entry manifest:full-path="Pictures/10000200000000780000001437D95B6270C3F80B.png" manifest:media-type="image/png"/>
  <manifest:file-entry manifest:full-path="Pictures/100002000000006A000000145177C78BB454F5FD.png" manifest:media-type="image/png"/>
  <manifest:file-entry manifest:full-path="Pictures/2000003200000C6A0000021332228BF1B55381DD.svm" manifest:media-type="image/x-svm"/>
  <manifest:file-entry manifest:full-path="Pictures/10000200000000560000001274815A7526ADDE09.png" manifest:media-type="image/png"/>
  <manifest:file-entry manifest:full-path="Pictures/20000024000008E3000001D758CD159835AD33E1.svm" manifest:media-type="image/x-svm"/>
  <manifest:file-entry manifest:full-path="Pictures/100002000000009D000000148157C257D3ABC46B.png" manifest:media-type="image/png"/>
  <manifest:file-entry manifest:full-path="Pictures/1000020000000065000000141BEAAFF4F0DD67C5.png" manifest:media-type="image/png"/>
  <manifest:file-entry manifest:full-path="Pictures/100002000000004C00000012EB6F568D68911C12.png" manifest:media-type="image/png"/>
  <manifest:file-entry manifest:full-path="Pictures/2000004000000A72000002134F08C6B70ADE1E10.svm" manifest:media-type="image/x-svm"/>
  <manifest:file-entry manifest:full-path="Pictures/2000004700001030000002135AABF2014A8ACA0C.svm" manifest:media-type="image/x-svm"/>
  <manifest:file-entry manifest:full-path="Pictures/100002000000006600000014473AC2A26A97F366.png" manifest:media-type="image/png"/>
  <manifest:file-entry manifest:full-path="Pictures/2000004000000A8B000002132E2C9556F51AFD08.svm" manifest:media-type="image/x-svm"/>
  <manifest:file-entry manifest:full-path="Pictures/2000003900000ABE000001D743CE21E9B29B180A.svm" manifest:media-type="image/x-svm"/>
  <manifest:file-entry manifest:full-path="Pictures/2000000F00000825000001D4990DC1340B8E2D5A.svm" manifest:media-type="image/x-svm"/>
  <manifest:file-entry manifest:full-path="Pictures/2000000F00000371000001D43CF585EF21512933.svm" manifest:media-type="image/x-svm"/>
  <manifest:file-entry manifest:full-path="Pictures/200000550000120D00000213264152905ED69951.svm" manifest:media-type="image/x-svm"/>
  <manifest:file-entry manifest:full-path="Pictures/1000020100000082000000967937140B7D9B6146.png" manifest:media-type="image/png"/>
  <manifest:file-entry manifest:full-path="Pictures/1000000000000025000000237D64472030689954.png" manifest:media-type="image/png"/>
  <manifest:file-entry manifest:full-path="Pictures/2000002B00000B0100000213F69C686FC90B94C7.svm" manifest:media-type="image/x-svm"/>
  <manifest:file-entry manifest:full-path="Pictures/1000020000000068000000126ACD11719FCEE8CC.png" manifest:media-type="image/png"/>
  <manifest:file-entry manifest:full-path="Pictures/100002000000008600000014889D1D7EA8D3C43A.png" manifest:media-type="image/png"/>
  <manifest:file-entry manifest:full-path="Pictures/100002000000008200000014E91B05928EF8D147.png" manifest:media-type="image/png"/>
  <manifest:file-entry manifest:full-path="Pictures/2000004700000DE300000213ABEC0EF821768F9E.svm" manifest:media-type="image/x-svm"/>
  <manifest:file-entry manifest:full-path="Pictures/100002000000004F00000012FF452EFE825EFE97.png" manifest:media-type="image/png"/>
  <manifest:file-entry manifest:full-path="Pictures/100002000000008200000014A6110B30C5499F39.png" manifest:media-type="image/png"/>
  <manifest:file-entry manifest:full-path="Pictures/2000002B000006F5000001D746872C6C41625AF1.svm" manifest:media-type="image/x-svm"/>
  <manifest:file-entry manifest:full-path="Pictures/2000004700000EBF00000213EE7636358EC631B2.svm" manifest:media-type="image/x-svm"/>
  <manifest:file-entry manifest:full-path="Pictures/100002000000008F0000001462613FE48CCE452D.png" manifest:media-type="image/png"/>
  <manifest:file-entry manifest:full-path="Pictures/2000003900000C03000001D79E4E001AA85D2BD4.svm" manifest:media-type="image/x-svm"/>
  <manifest:file-entry manifest:full-path="Pictures/2000004000000D7000000213814D961A04952453.svm" manifest:media-type="image/x-svm"/>
  <manifest:file-entry manifest:full-path="Pictures/10000200000000740000001230396AFC2A78BD35.png" manifest:media-type="image/png"/>
  <manifest:file-entry manifest:full-path="Pictures/2000004000000D68000002139D2057A5CD51BB13.svm" manifest:media-type="image/x-svm"/>
  <manifest:file-entry manifest:full-path="Pictures/100002000000002100000012095C2FAA5E715D0B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0.375in" style:rel-column-width="3896*"/>
    </style:style>
    <style:style style:name="Table4.B" style:family="table-column">
      <style:table-column-properties style:column-width="1.3125in" style:rel-column-width="13638*"/>
    </style:style>
    <style:style style:name="Table4.E" style:family="table-column">
      <style:table-column-properties style:column-width="1.55in" style:rel-column-width="16105*"/>
    </style:style>
    <style:style style:name="Table4.F" style:family="table-column">
      <style:table-column-properties style:column-width="0.4444in" style:rel-column-width="462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069in" table:align="margins"/>
    </style:style>
    <style:style style:name="Table5.A" style:family="table-column">
      <style:table-column-properties style:column-width="1.2611in" style:rel-column-width="13106*"/>
    </style:style>
    <style:style style:name="Table5.B" style:family="table-column">
      <style:table-column-properties style:column-width="1.2611in" style:rel-column-width="13107*"/>
    </style:style>
    <style:style style:name="Table5.E" style:family="table-column">
      <style:table-column-properties style:column-width="1.2618in" style:rel-column-width="131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983296" officeooo:paragraph-rsid="00983296" style:font-size-asian="11pt" style:font-style-asian="normal" style:font-weight-asian="normal"/>
    </style:style>
    <style:style style:name="P13" style:family="paragraph" style:parent-style-name="Standard">
      <style:text-properties style:font-name="Liberation Serif" officeooo:rsid="03638a15" officeooo:paragraph-rsid="008de694"/>
    </style:style>
    <style:style style:name="P14" style:family="paragraph" style:parent-style-name="Standard">
      <style:text-properties style:font-name="Liberation Serif" officeooo:rsid="03638a15" officeooo:paragraph-rsid="009394b4"/>
    </style:style>
    <style:style style:name="P15" style:family="paragraph" style:parent-style-name="Standard">
      <style:text-properties style:font-name="Liberation Serif" officeooo:rsid="03638a15" officeooo:paragraph-rsid="0095655e"/>
    </style:style>
    <style:style style:name="P16" style:family="paragraph" style:parent-style-name="Standard">
      <style:text-properties style:font-name="Liberation Serif" officeooo:rsid="0095655e" officeooo:paragraph-rsid="0095655e"/>
    </style:style>
    <style:style style:name="P17" style:family="paragraph" style:parent-style-name="Standard">
      <style:text-properties style:font-name="Liberation Serif" fo:font-style="normal" fo:font-weight="bold" officeooo:rsid="00028145" officeooo:paragraph-rsid="00a4e904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fo:font-weight="bold" officeooo:rsid="000511a6" officeooo:paragraph-rsid="00a4e904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1" fo:font-style="normal" fo:font-weight="normal" officeooo:rsid="00902c89" officeooo:paragraph-rsid="008de69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Mono" fo:font-size="11pt" fo:font-style="normal" fo:font-weight="normal" officeooo:paragraph-rsid="008de694" style:font-size-asian="11pt" style:font-style-asian="normal" style:font-weight-asian="normal"/>
    </style:style>
    <style:style style:name="P22" style:family="paragraph" style:parent-style-name="Footer">
      <style:text-properties style:font-name="Liberation Serif" officeooo:rsid="004f790c" officeooo:paragraph-rsid="004f790c"/>
    </style:style>
    <style:style style:name="P2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6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Text_20_body">
      <style:text-properties style:font-name="Liberation Serif1" fo:font-style="normal" fo:font-weight="normal" officeooo:rsid="041be12b" officeooo:paragraph-rsid="00902c89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erif1" fo:font-style="normal" fo:font-weight="normal" officeooo:rsid="041be12b" officeooo:paragraph-rsid="00a4e904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erif1" fo:font-style="normal" fo:font-weight="normal" officeooo:rsid="00902c89" officeooo:paragraph-rsid="0095655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erif1" fo:font-style="normal" fo:font-weight="normal" officeooo:rsid="00902c89" officeooo:paragraph-rsid="00a4e904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erif1" fo:font-style="normal" fo:font-weight="normal" officeooo:rsid="0091e6f6" officeooo:paragraph-rsid="00a4e904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35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3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37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a4e904" style:font-name-asian="Liberation Serif1" style:font-style-asian="normal" style:font-weight-asian="normal" style:font-name-complex="Liberation Serif1" style:font-style-complex="normal" style:font-weight-complex="normal"/>
    </style:style>
    <style:style style:name="P38" style:family="paragraph" style:parent-style-name="Text_20_body">
      <style:text-properties style:font-name="Liberation Serif1" fo:font-style="normal" fo:font-weight="normal" officeooo:rsid="0056e3f7" officeooo:paragraph-rsid="00a4e904" style:font-name-asian="Liberation Serif1" style:font-style-asian="normal" style:font-weight-asian="normal" style:font-name-complex="Liberation Serif1" style:font-style-complex="normal" style:font-weight-complex="normal"/>
    </style:style>
    <style:style style:name="P39" style:family="paragraph" style:parent-style-name="Text_20_body">
      <style:paragraph-properties fo:line-height="150%"/>
      <style:text-properties style:font-name="Liberation Serif1" fo:font-style="normal" fo:font-weight="normal" officeooo:rsid="00a20e12" officeooo:paragraph-rsid="00a20e12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able_20_Contents">
      <style:text-properties style:font-name="Liberation Serif" officeooo:rsid="0362634e" officeooo:paragraph-rsid="008de694"/>
    </style:style>
    <style:style style:name="P41" style:family="paragraph" style:parent-style-name="Table_20_Contents">
      <style:text-properties style:font-name="Liberation Serif" officeooo:rsid="003d5a41" officeooo:paragraph-rsid="008de694"/>
    </style:style>
    <style:style style:name="P42" style:family="paragraph" style:parent-style-name="Table_20_Contents">
      <style:text-properties style:font-name="Liberation Serif" officeooo:rsid="0364880b" officeooo:paragraph-rsid="008de694"/>
    </style:style>
    <style:style style:name="P43" style:family="paragraph" style:parent-style-name="Table_20_Contents">
      <style:text-properties style:font-name="Liberation Serif" officeooo:rsid="03638a15" officeooo:paragraph-rsid="008de694"/>
    </style:style>
    <style:style style:name="P44" style:family="paragraph" style:parent-style-name="Table_20_Contents">
      <style:text-properties style:font-name="Liberation Serif" officeooo:paragraph-rsid="008de694"/>
    </style:style>
    <style:style style:name="P45" style:family="paragraph" style:parent-style-name="Table_20_Contents">
      <style:text-properties style:font-name="Liberation Serif" officeooo:rsid="00968f7e" officeooo:paragraph-rsid="00968f7e"/>
    </style:style>
    <style:style style:name="P46" style:family="paragraph" style:parent-style-name="Table_20_Contents">
      <style:text-properties style:font-name="Liberation Serif" fo:font-size="11pt" fo:font-style="normal" fo:font-weight="normal" officeooo:rsid="00968f7e" officeooo:paragraph-rsid="00968f7e" style:font-size-asian="11pt" style:font-style-asian="normal" style:font-weight-asian="normal"/>
    </style:style>
    <style:style style:name="P47" style:family="paragraph" style:parent-style-name="Table_20_Contents">
      <style:text-properties style:font-name="Liberation Serif" fo:font-size="11pt" fo:font-style="normal" fo:font-weight="normal" officeooo:rsid="00983296" officeooo:paragraph-rsid="00983296" style:font-size-asian="11pt" style:font-style-asian="normal" style:font-weight-asian="normal"/>
    </style:style>
    <style:style style:name="P48" style:family="paragraph" style:parent-style-name="Table_20_Contents">
      <style:text-properties style:font-name="Liberation Serif" fo:font-size="11pt" fo:font-style="normal" fo:font-weight="normal" officeooo:rsid="00983296" officeooo:paragraph-rsid="009a228d" style:font-size-asian="11pt" style:font-style-asian="normal" style:font-weight-asian="normal"/>
    </style:style>
    <style:style style:name="P49" style:family="paragraph" style:parent-style-name="Table_20_Contents">
      <style:text-properties style:font-name="Liberation Serif" fo:font-size="11pt" fo:font-style="normal" fo:font-weight="normal" officeooo:rsid="009a228d" officeooo:paragraph-rsid="009a228d" style:font-size-asian="11pt" style:font-style-asian="normal" style:font-weight-asian="normal"/>
    </style:style>
    <style:style style:name="P50" style:family="paragraph" style:parent-style-name="Table_20_Contents">
      <style:paragraph-properties fo:text-align="center" style:justify-single-word="false"/>
      <style:text-properties officeooo:rsid="03d09ae6" officeooo:paragraph-rsid="008e8861"/>
    </style:style>
    <style:style style:name="P51" style:family="paragraph" style:parent-style-name="Table_20_Contents">
      <style:paragraph-properties fo:text-align="center" style:justify-single-word="false"/>
      <style:text-properties officeooo:rsid="03d125bb" officeooo:paragraph-rsid="008e8861"/>
    </style:style>
    <style:style style:name="P52" style:family="paragraph" style:parent-style-name="Table_20_Contents">
      <style:text-properties officeooo:rsid="03d125bb" officeooo:paragraph-rsid="008e8861"/>
    </style:style>
    <style:style style:name="P53" style:family="paragraph" style:parent-style-name="Table_20_Contents">
      <style:text-properties officeooo:rsid="00541320" officeooo:paragraph-rsid="008e8861"/>
    </style:style>
    <style:style style:name="P54" style:family="paragraph" style:parent-style-name="Table_20_Contents">
      <style:text-properties officeooo:rsid="00551e89" officeooo:paragraph-rsid="008e8861"/>
    </style:style>
    <style:style style:name="P55" style:family="paragraph" style:parent-style-name="Table_20_Contents">
      <style:text-properties officeooo:rsid="004a5663" officeooo:paragraph-rsid="008e8861"/>
    </style:style>
    <style:style style:name="P56" style:family="paragraph" style:parent-style-name="Table_20_Contents">
      <style:text-properties officeooo:paragraph-rsid="008e8861"/>
    </style:style>
    <style:style style:name="P57" style:family="paragraph" style:parent-style-name="Table_20_Contents">
      <style:text-properties officeooo:rsid="00a05a91" officeooo:paragraph-rsid="00a05a91"/>
    </style:style>
    <style:style style:name="P58" style:family="paragraph" style:parent-style-name="Standard">
      <style:paragraph-properties fo:break-before="page"/>
      <style:text-properties style:font-name="Liberation Serif" fo:font-weight="bold" officeooo:rsid="00028145" officeooo:paragraph-rsid="00a4e904" style:font-weight-asian="bold" style:font-weight-complex="bold"/>
    </style:style>
    <style:style style:name="P59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60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1" style:family="paragraph" style:parent-style-name="Text_20_body" style:list-style-name="L1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62" style:family="paragraph" style:parent-style-name="Text_20_body" style:list-style-name="L2"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style:font-name="Liberation Serif1" fo:font-style="normal" fo:font-weight="normal" officeooo:rsid="036c777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64" style:family="paragraph" style:parent-style-name="Text_20_body" style:list-style-name="L2">
      <style:paragraph-properties fo:line-height="150%"/>
      <style:text-properties style:font-name="Liberation Serif1" fo:font-style="normal" fo:font-weight="normal" officeooo:rsid="003f8cd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65" style:family="paragraph" style:parent-style-name="Text_20_body" style:list-style-name="L2">
      <style:paragraph-properties fo:break-before="page"/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6" style:family="paragraph" style:parent-style-name="Text_20_body" style:list-style-name="L2">
      <style:paragraph-properties fo:line-height="150%" fo:break-before="page"/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P68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6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in" fo:margin-right="0in" fo:margin-top="0in" fo:margin-bottom="0in" fo:line-height="100%" fo:text-indent="0in"/>
    </style:style>
    <style:style style:name="P7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bbbd0" style:font-size-asian="12pt" style:font-size-complex="12pt"/>
    </style:style>
    <style:style style:name="T11" style:family="text">
      <style:text-properties fo:font-size="12pt" officeooo:rsid="00845754" style:font-size-asian="12pt" style:font-size-complex="12pt"/>
    </style:style>
    <style:style style:name="T12" style:family="text">
      <style:text-properties fo:font-size="12pt" officeooo:rsid="00a4e904" style:font-size-asian="12pt" style:font-size-complex="12pt"/>
    </style:style>
    <style:style style:name="T13" style:family="text">
      <style:text-properties fo:font-size="12pt" officeooo:rsid="00870438" style:font-size-asian="12pt" style:font-size-complex="12pt"/>
    </style:style>
    <style:style style:name="T14" style:family="text">
      <style:text-properties fo:font-size="12pt" officeooo:rsid="00a58c33" style:font-size-asian="12pt" style:font-size-complex="12pt"/>
    </style:style>
    <style:style style:name="T15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16" style:family="text">
      <style:text-properties officeooo:rsid="007bbbd0"/>
    </style:style>
    <style:style style:name="T17" style:family="text">
      <style:text-properties officeooo:rsid="0057d772"/>
    </style:style>
    <style:style style:name="T18" style:family="text">
      <style:text-properties style:font-name-asian="Liberation Serif1" style:font-name-complex="Liberation Serif1"/>
    </style:style>
    <style:style style:name="T19" style:family="text">
      <style:text-properties officeooo:rsid="04190cf5" style:font-name-asian="Liberation Serif1" style:font-name-complex="Liberation Serif1"/>
    </style:style>
    <style:style style:name="T20" style:family="text">
      <style:text-properties officeooo:rsid="0055302d" style:font-name-asian="Liberation Serif1" style:font-name-complex="Liberation Serif1"/>
    </style:style>
    <style:style style:name="T21" style:family="text">
      <style:text-properties officeooo:rsid="0060813f" style:font-name-asian="Liberation Serif1" style:font-name-complex="Liberation Serif1"/>
    </style:style>
    <style:style style:name="T22" style:family="text">
      <style:text-properties officeooo:rsid="004589f7" style:font-name-asian="Liberation Serif1" style:font-name-complex="Liberation Serif1"/>
    </style:style>
    <style:style style:name="T23" style:family="text">
      <style:text-properties officeooo:rsid="0052d96e" style:font-name-asian="Liberation Serif1" style:font-name-complex="Liberation Serif1"/>
    </style:style>
    <style:style style:name="T24" style:family="text">
      <style:text-properties officeooo:rsid="003f8cdf" style:font-name-asian="Liberation Serif1" style:font-name-complex="Liberation Serif1"/>
    </style:style>
    <style:style style:name="T25" style:family="text">
      <style:text-properties officeooo:rsid="005964ae" style:font-name-asian="Liberation Serif1" style:font-name-complex="Liberation Serif1"/>
    </style:style>
    <style:style style:name="T26" style:family="text">
      <style:text-properties officeooo:rsid="0057d772" style:font-name-asian="Liberation Serif1" style:font-name-complex="Liberation Serif1"/>
    </style:style>
    <style:style style:name="T27" style:family="text">
      <style:text-properties officeooo:rsid="0092c987" style:font-name-asian="Liberation Serif1" style:font-name-complex="Liberation Serif1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3d125bb"/>
    </style:style>
    <style:style style:name="T30" style:family="text">
      <style:text-properties officeooo:rsid="0092c987" style:font-name-asian="Linux Libertine G" style:font-name-complex="Linux Libertine G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3" style:family="text">
      <style:text-properties style:font-name="Liberation Mono" fo:font-size="11pt" fo:font-style="normal" fo:font-weight="normal" officeooo:rsid="009394b4" style:font-size-asian="11pt" style:font-style-asian="normal" style:font-weight-asian="normal"/>
    </style:style>
    <style:style style:name="T34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35" style:family="text">
      <style:text-properties style:font-name="Liberation Mono" fo:font-size="11pt" fo:font-style="normal" fo:font-weight="normal" officeooo:rsid="0095655e" style:font-size-asian="11pt" style:font-style-asian="normal" style:font-weight-asian="normal"/>
    </style:style>
    <style:style style:name="T36" style:family="text">
      <style:text-properties style:font-name="Liberation Mono" fo:font-size="11pt" fo:font-style="normal" fo:font-weight="normal" officeooo:rsid="009a228d" style:font-size-asian="11pt" style:font-style-asian="normal" style:font-weight-asian="normal"/>
    </style:style>
    <style:style style:name="T37" style:family="text">
      <style:text-properties style:font-name="Liberation Mono" officeooo:rsid="03638a15"/>
    </style:style>
    <style:style style:name="T38" style:family="text">
      <style:text-properties style:font-name="Liberation Mono" officeooo:rsid="00983296"/>
    </style:style>
    <style:style style:name="T39" style:family="text">
      <style:text-properties style:font-name="Liberation Mono" officeooo:rsid="009a228d"/>
    </style:style>
    <style:style style:name="T40" style:family="text">
      <style:text-properties style:font-name="Liberation Mono" officeooo:rsid="009b23cc"/>
    </style:style>
    <style:style style:name="T41" style:family="text">
      <style:text-properties officeooo:rsid="00968f7e"/>
    </style:style>
    <style:style style:name="T42" style:family="text">
      <style:text-properties officeooo:rsid="009a228d"/>
    </style:style>
    <style:style style:name="T43" style:family="text">
      <style:text-properties officeooo:rsid="009b23cc"/>
    </style:style>
    <style:style style:name="T44" style:family="text">
      <style:text-properties officeooo:rsid="00a05a91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8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dash" draw:stroke-dash="Fine_20_Dashe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om<text:span text:style-name="T16">bre</text:span> del alumn<text:span text:style-name="T16">o</text:span>/a: <text:s text:c="7"/></text:p>
      <text:p text:style-name="P26"><draw:custom-shape text:anchor-type="paragraph" draw:z-index="3" draw:name="Image1" draw:style-name="gr2" draw:text-style-name="P68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7" svg:width="0.948in" svg:height="0.437in" svg:x="4.644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8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text:span text:style-name="T16">C</text:span>ualificació<text:span text:style-name="T16">n</text:span>: <text:s text:c="6"/></text:p>
      <text:p text:style-name="P25"><text:s text:c="70"/></text:p>
      <text:p text:style-name="P26"/>
      <text:p text:style-name="P3"><draw:custom-shape text:anchor-type="paragraph" draw:z-index="0" draw:name="Image4" draw:style-name="gr1" draw:text-style-name="P6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23">T<text:span text:style-name="T16">i</text:span>emp<text:span text:style-name="T16">o</text:span>: <text:span text:style-name="T7">90 min</text:span></text:p>
      <text:p text:style-name="P24">Observacion<text:span text:style-name="T16">e</text:span>s: <text:span text:style-name="T8">Cada número sin unidad resta 1 punto</text:span></text:p>
      <text:p text:style-name="P9"/>
      <text:p text:style-name="P10"><text:tab/></text:p>
      <text:p text:style-name="P20"/>
      <text:p text:style-name="P17"><text:span text:style-name="T9">E</text:span><text:span text:style-name="T10">jercicio</text:span><text:span text:style-name="T9"> </text:span><text:span text:style-name="T12">1</text:span><text:span text:style-name="T9">:<text:tab/><text:tab/><text:tab/><text:tab/><text:tab/><text:tab/><text:tab/><text:tab/><text:tab/><text:tab/><text:tab/><text:tab/><text:tab/><text:tab/><text:tab/> <text:tab/></text:span><text:span text:style-name="T12">4</text:span><text:span text:style-name="T11"> </text:span><text:span text:style-name="T13">p</text:span></text:p>
      <text:p text:style-name="P30"/>
      <text:p text:style-name="P30"><draw:g text:anchor-type="paragraph" draw:z-index="15" draw:style-name="gr4"><draw:line draw:style-name="gr5" draw:text-style-name="P69" svg:x1="1.6142in" svg:y1="2.1091in" svg:x2="2.922in" svg:y2="2.1091in"><text:p/></draw:line><draw:frame draw:style-name="gr6" draw:text-style-name="P70" svg:width="0.5134in" svg:height="0.4862in" svg:x="2.8138in" svg:y="1.885in"><draw:image xlink:href="Pictures/1000000000000025000000237D64472030689954.png" xlink:type="simple" xlink:show="embed" xlink:actuate="onLoad" loext:mime-type="image/png"><text:p/></draw:image></draw:frame><draw:frame draw:style-name="gr7" draw:text-style-name="P72" svg:width="1.1031in" svg:height="0.324in" svg:x="2.715in" svg:y="2.4024in"><draw:text-box><text:p text:style-name="P71"><text:span text:style-name="T45">E = </text:span><text:span text:style-name="T45">22</text:span><text:span text:style-name="T45">0 V</text:span></text:p></draw:text-box></draw:frame><draw:frame draw:style-name="gr7" draw:text-style-name="P72" svg:width="0.787in" svg:height="0.324in" svg:x="2.7157in" svg:y="2.639in"><draw:text-box><text:p text:style-name="P71"><text:span text:style-name="T45">50 </text:span><text:span text:style-name="T45">Hz</text:span></text:p></draw:text-box></draw:frame><draw:custom-shape draw:style-name="gr8" draw:text-style-name="P69" svg:width="0.198in" svg:height="0.5925in" draw:transform="rotate (1.5707963267949) translate (3.70833333333333in 0.830555555555555in)"><text:p/><draw:enhanced-geometry svg:viewBox="0 0 21600 21600" draw:type="rectangle" draw:enhanced-path="M 0 0 L 21600 0 21600 21600 0 21600 0 0 Z N"/></draw:custom-shape><draw:line draw:style-name="gr5" draw:text-style-name="P69" svg:x1="2.1083in" svg:y1="0.7417in" svg:x2="2.7969in" svg:y2="0.7417in"><text:p/></draw:line><draw:line draw:style-name="gr5" draw:text-style-name="P69" svg:x1="3.1504in" svg:y1="0.7327in" svg:x2="3.7024in" svg:y2="0.7327in"><text:p/></draw:line><draw:line draw:style-name="gr5" draw:text-style-name="P69" svg:x1="4.6677in" svg:y1="2.1272in" svg:x2="4.6677in" svg:y2="0.7413in"><text:p/></draw:line><draw:frame draw:style-name="gr9" draw:text-style-name="P73" svg:width="1.2803in" svg:height="0.3559in" svg:x="2.3445in" svg:y="0.2642in"><draw:text-box><text:p text:style-name="P71"><text:span text:style-name="T46">L = </text:span><text:span text:style-name="T46">48 </text:span><text:span text:style-name="T46">m</text:span><text:span text:style-name="T46">H</text:span></text:p></draw:text-box></draw:frame><draw:frame draw:style-name="gr9" draw:text-style-name="P73" svg:width="1.1567in" svg:height="0.3559in" svg:x="3.55in" svg:y="0.2634in"><draw:text-box><text:p text:style-name="P71"><text:span text:style-name="T46">R </text:span><text:span text:style-name="T46">= </text:span><text:span text:style-name="T46">30 </text:span><text:span text:style-name="T46">Ω </text:span></text:p></draw:text-box></draw:frame><draw:line draw:style-name="gr5" draw:text-style-name="P69" svg:x1="4.2992in" svg:y1="0.7409in" svg:x2="4.6539in" svg:y2="0.7354in"><text:p/></draw:line><draw:line draw:style-name="gr5" draw:text-style-name="P69" svg:x1="3.3465in" svg:y1="2.1091in" svg:x2="4.6543in" svg:y2="2.1091in"><text:p/></draw:line><draw:line draw:style-name="gr5" draw:text-style-name="P69" svg:x1="1.6378in" svg:y1="2.1272in" svg:x2="1.6378in" svg:y2="0.7413in"><text:p/></draw:line><draw:g draw:style-name="gr10"><draw:g draw:style-name="gr10"><draw:custom-shape draw:style-name="gr11" draw:text-style-name="P69" svg:width="0.1516in" svg:height="0.1504in" svg:x="2.6992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2.7in" svg:y1="0.7327in" svg:x2="2.8457in" svg:y2="0.7327in"><text:p/></draw:line></draw:g><draw:g draw:style-name="gr10"><draw:custom-shape draw:style-name="gr11" draw:text-style-name="P69" svg:width="0.1516in" svg:height="0.1516in" svg:x="2.8575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2.8591in" svg:y1="0.7327in" svg:x2="3.0047in" svg:y2="0.7327in"><text:p/></draw:line></draw:g><draw:g draw:style-name="gr10"><draw:custom-shape draw:style-name="gr11" draw:text-style-name="P69" svg:width="0.1504in" svg:height="0.1512in" svg:x="3.0146in" svg:y="0.657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3.015in" svg:y1="0.7327in" svg:x2="3.1606in" svg:y2="0.7327in"><text:p/></draw:line></draw:g><draw:g draw:style-name="gr10"><draw:custom-shape draw:style-name="gr11" draw:text-style-name="P69" svg:width="0.1516in" svg:height="0.1504in" svg:x="3.172in" svg:y="0.65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3.1736in" svg:y1="0.7331in" svg:x2="3.3193in" svg:y2="0.7331in"><text:p/></draw:line></draw:g></draw:g><draw:line draw:style-name="gr5" draw:text-style-name="P69" svg:x1="1.9618in" svg:y1="1.0205in" svg:x2="1.9618in" svg:y2="0.5205in"><text:p/></draw:line><draw:line draw:style-name="gr5" draw:text-style-name="P69" svg:x1="2.1193in" svg:y1="1.0205in" svg:x2="2.1193in" svg:y2="0.5205in"><text:p/></draw:line><draw:frame draw:style-name="gr9" draw:text-style-name="P73" svg:width="1.2598in" svg:height="0.3559in" svg:x="1.1811in" svg:y="0.1189in"><draw:text-box><text:p><text:span text:style-name="T46">C </text:span><text:span text:style-name="T46">= </text:span><text:span text:style-name="T46">50 </text:span><text:span text:style-name="T46">μF </text:span></text:p></draw:text-box></draw:frame><draw:line draw:style-name="gr5" draw:text-style-name="P69" svg:x1="1.6224in" svg:y1="0.7409in" svg:x2="1.9772in" svg:y2="0.7354in"><text:p/></draw:lin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748683270" text:style-name="L1">
        <text:list-item>
          <text:p text:style-name="P61">Completa la tabla.</text:p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R</text:p>
          </table:table-cell>
          <table:table-cell table:style-name="Table4.A1" office:value-type="string">
            <text:p text:style-name="P41">L</text:p>
          </table:table-cell>
          <table:table-cell table:style-name="Table4.A1" office:value-type="string">
            <text:p text:style-name="P41">C</text:p>
          </table:table-cell>
          <table:table-cell table:style-name="Table4.A1" office:value-type="string">
            <text:p text:style-name="P40">Total</text:p>
          </table:table-cell>
          <table:table-cell table:style-name="Table4.F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0">E</text:p>
          </table:table-cell>
          <table:table-cell table:style-name="Table4.A2" office:value-type="string">
            <text:p text:style-name="P12">1<text:span text:style-name="T43">14</text:span> V <text:span text:style-name="T37">∠ </text:span><text:span text:style-name="T40">58,3</text:span><text:span text:style-name="T37">º</text:span></text:p>
            <text:p text:style-name="P11"/>
          </table:table-cell>
          <table:table-cell table:style-name="Table4.A2" office:value-type="string">
            <text:p text:style-name="P12">5<text:span text:style-name="T43">7</text:span> V <text:span text:style-name="T37">∠ </text:span><text:span text:style-name="T31">1</text:span><text:span text:style-name="T40">48,3</text:span><text:span text:style-name="T37">º</text:span></text:p>
          </table:table-cell>
          <table:table-cell table:style-name="Table4.A2" office:value-type="string">
            <text:p text:style-name="P49"><text:span text:style-name="T43">242</text:span> V <text:span text:style-name="T37">∠ </text:span><text:span text:style-name="T38">-</text:span><text:span text:style-name="T31">3</text:span><text:span text:style-name="T40">1,7</text:span><text:span text:style-name="T37">º</text:span></text:p>
          </table:table-cell>
          <table:table-cell table:style-name="Table4.A2" office:value-type="string">
            <text:p text:style-name="P21">220 V ∠0º</text:p>
            <text:p text:style-name="P44"/>
          </table:table-cell>
          <table:table-cell table:style-name="Table4.F2" office:value-type="string">
            <text:p text:style-name="P42">V</text:p>
          </table:table-cell>
        </table:table-row>
        <table:table-row>
          <table:table-cell table:style-name="Table4.A2" office:value-type="string">
            <text:p text:style-name="P40">I</text:p>
          </table:table-cell>
          <table:table-cell table:style-name="Table4.A2" office:value-type="string">
            <text:p text:style-name="P48"><text:span text:style-name="T37">3,</text:span><text:span text:style-name="T39">8</text:span><text:span text:style-name="T37"> A ∠ </text:span><text:span text:style-name="T39">58,3</text:span><text:span text:style-name="T37">º</text:span></text:p>
            <text:p text:style-name="P11"/>
          </table:table-cell>
          <table:table-cell table:style-name="Table4.A2" office:value-type="string">
            <text:p text:style-name="P48"><text:span text:style-name="T37">3,</text:span><text:span text:style-name="T39">8</text:span><text:span text:style-name="T37"> A ∠ </text:span><text:span text:style-name="T39">58,3</text:span><text:span text:style-name="T37">º</text:span></text:p>
          </table:table-cell>
          <table:table-cell table:style-name="Table4.A2" office:value-type="string">
            <text:p text:style-name="P48"><text:span text:style-name="T37">3,</text:span><text:span text:style-name="T39">8</text:span><text:span text:style-name="T37"> A ∠ </text:span><text:span text:style-name="T39">58,3</text:span><text:span text:style-name="T37">º</text:span></text:p>
          </table:table-cell>
          <table:table-cell table:style-name="Table4.A2" office:value-type="string">
            <text:p text:style-name="P47">3,<text:span text:style-name="T42">8</text:span> A <text:span text:style-name="T37">∠ </text:span><text:span text:style-name="T39">58,3</text:span><text:span text:style-name="T37">º</text:span></text:p>
          </table:table-cell>
          <table:table-cell table:style-name="Table4.F2" office:value-type="string">
            <text:p text:style-name="P42">A</text:p>
          </table:table-cell>
        </table:table-row>
        <table:table-row>
          <table:table-cell table:style-name="Table4.A2" office:value-type="string">
            <text:p text:style-name="P40">Z</text:p>
          </table:table-cell>
          <table:table-cell table:style-name="Table4.A2" office:value-type="string">
            <text:p text:style-name="P14"><text:span text:style-name="T33">(30 + j 0)</text:span><text:span text:style-name="T32">Ω</text:span></text:p>
            <text:p text:style-name="P13"><text:span text:style-name="T33">30 </text:span><text:span text:style-name="T32">Ω ∠ </text:span><text:span text:style-name="T33">0</text:span><text:span text:style-name="T32">º</text:span></text:p>
          </table:table-cell>
          <table:table-cell table:style-name="Table4.A2" office:value-type="string">
            <text:p text:style-name="P16"><text:span text:style-name="T32">(0 + j15)</text:span><text:span text:style-name="T34">Ω</text:span></text:p>
            <text:p text:style-name="P15"><text:span text:style-name="T35">15</text:span><text:span text:style-name="T33"> </text:span><text:span text:style-name="T32">Ω ∠ </text:span><text:span text:style-name="T35">9</text:span><text:span text:style-name="T33">0</text:span><text:span text:style-name="T32">º</text:span></text:p>
          </table:table-cell>
          <table:table-cell table:style-name="Table4.A2" office:value-type="string">
            <text:p text:style-name="P45">(0 <text:s/>– <text:s/>j63,<text:span text:style-name="T42">7</text:span>)<text:span text:style-name="T34">Ω</text:span></text:p>
            <text:p text:style-name="P45"><text:span text:style-name="T34">6</text:span><text:span text:style-name="T32">3,</text:span><text:span text:style-name="T36">7</text:span><text:span text:style-name="T32"> </text:span><text:span text:style-name="T34">Ω ∠ -</text:span><text:span text:style-name="T35">9</text:span><text:span text:style-name="T33">0</text:span><text:span text:style-name="T34">º</text:span></text:p>
          </table:table-cell>
          <table:table-cell table:style-name="Table4.A2" office:value-type="string">
            <text:p text:style-name="P46">(30 <text:s/>– <text:s/>j<text:span text:style-name="T42">48,7</text:span>)<text:span text:style-name="T37">Ω</text:span></text:p>
            <text:p text:style-name="P46"><text:span text:style-name="T39">57,2</text:span><text:span text:style-name="T37">Ω ∠ -</text:span><text:span text:style-name="T39">58,3</text:span><text:span text:style-name="T37">º</text:span></text:p>
          </table:table-cell>
          <table:table-cell table:style-name="Table4.F2" office:value-type="string">
            <text:p text:style-name="P43">Ω</text:p>
          </table:table-cell>
        </table:table-row>
      </table:table>
      <text:p text:style-name="P19"/>
      <text:p text:style-name="P27"><draw:frame draw:style-name="fr2" draw:name="Object1" text:anchor-type="as-char" svg:y="-0.2437in" svg:width="3.1665in" svg:height="0.3929in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1"><draw:frame draw:style-name="fr2" draw:name="Object3" text:anchor-type="as-char" svg:y="-0.1484in" svg:width="2.8047in" svg:height="0.2091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list xml:id="list4021096852" text:style-name="L2">
        <text:list-item>
          <text:p text:style-name="P62"><text:soft-page-break/><text:span text:style-name="T18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18">.</text:span></text:p>
        </text:list-item>
      </text:list>
      <text:p text:style-name="P63"/>
      <text:p text:style-name="P29"/>
      <text:p text:style-name="P29"><draw:g text:anchor-type="paragraph" draw:z-index="16" draw:name="Shape1" draw:style-name="gr4"><draw:line draw:style-name="gr13" draw:text-style-name="P69" svg:x1="1.5512in" svg:y1="0.3406in" svg:x2="1.5512in" svg:y2="3.7264in"><text:p/></draw:line><draw:line draw:style-name="gr14" draw:text-style-name="P69" svg:x1="0.5283in" svg:y1="2.5457in" svg:x2="6.4339in" svg:y2="2.5457in"><text:p/></draw:line><draw:line draw:style-name="gr14" draw:text-style-name="P69" svg:x1="1.552in" svg:y1="2.5457in" svg:x2="5.8827in" svg:y2="2.5457in"><text:p/></draw:line><draw:frame draw:style-name="gr15" draw:text-style-name="P70" svg:width="0.3441in" svg:height="0.1835in" svg:x="6.1008in" svg:y="2.6083in"><draw:image xlink:href="Pictures/2000000F00000371000001D43CF585EF21512933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15" draw:text-style-name="P70" svg:width="0.8189in" svg:height="0.185in" svg:x="1.1791in" svg:y="0.1264in"><draw:image xlink:href="Pictures/2000000F00000825000001D4990DC1340B8E2D5A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frame draw:style-name="gr16" draw:text-style-name="P74" svg:width="1.0689in" svg:height="0.1835in" svg:x="5.078in" svg:y="2.3457in"><draw:image xlink:href="Pictures/2000003900000ABE000001D743CE21E9B29B180A.svm" xlink:type="simple" xlink:show="embed" xlink:actuate="onLoad" loext:mime-type="image/x-svm"><text:p/></draw:image><draw:image xlink:href="Pictures/1000020000000068000000126ACD11719FCEE8CC.png" xlink:type="simple" xlink:show="embed" xlink:actuate="onLoad" loext:mime-type="image/png"/></draw:frame><draw:line draw:style-name="gr13" draw:text-style-name="P69" svg:x1="2.7346in" svg:y1="0.6476in" svg:x2="1.5555in" svg:y2="2.5571in"><text:p/></draw:line><draw:frame draw:style-name="gr16" draw:text-style-name="P74" svg:width="1.3394in" svg:height="0.2071in" svg:x="2.322in" svg:y="0.3374in"><draw:image xlink:href="Pictures/2000004000000D7000000213814D961A04952453.svm" xlink:type="simple" xlink:show="embed" xlink:actuate="onLoad" loext:mime-type="image/x-svm"><text:p/></draw:image><draw:image xlink:href="Pictures/100002000000008200000014E91B05928EF8D147.png" xlink:type="simple" xlink:show="embed" xlink:actuate="onLoad" loext:mime-type="image/png"/></draw:frame><draw:line draw:style-name="gr14" draw:text-style-name="P69" svg:x1="1.5661in" svg:y1="2.5642in" svg:x2="0.6114in" svg:y2="1.9744in"><text:p/></draw:line><draw:frame draw:style-name="gr16" draw:text-style-name="P74" svg:width="1.335in" svg:height="0.2071in" svg:x="0in" svg:y="1.7161in"><draw:image xlink:href="Pictures/2000004000000D68000002139D2057A5CD51BB13.svm" xlink:type="simple" xlink:show="embed" xlink:actuate="onLoad" loext:mime-type="image/x-svm"><text:p/></draw:image><draw:image xlink:href="Pictures/100002000000008200000014A6110B30C5499F39.png" xlink:type="simple" xlink:show="embed" xlink:actuate="onLoad" loext:mime-type="image/png"/></draw:frame><draw:line draw:style-name="gr13" draw:text-style-name="P69" svg:x1="5.6094in" svg:y1="5.0571in" svg:x2="1.5563in" svg:y2="2.5539in"><text:p/></draw:line><draw:frame draw:style-name="gr16" draw:text-style-name="P74" svg:width="1.4685in" svg:height="0.2071in" svg:x="4.6854in" svg:y="5.102in"><draw:image xlink:href="Pictures/2000004700000EBF00000213EE7636358EC631B2.svm" xlink:type="simple" xlink:show="embed" xlink:actuate="onLoad" loext:mime-type="image/x-svm"><text:p/></draw:image><draw:image xlink:href="Pictures/100002000000008F0000001462613FE48CCE452D.png" xlink:type="simple" xlink:show="embed" xlink:actuate="onLoad" loext:mime-type="image/png"/></draw:frame><draw:line draw:style-name="gr13" draw:text-style-name="P69" svg:x1="2.3409in" svg:y1="1.2776in" svg:x2="1.5547in" svg:y2="2.5504in"><text:p/></draw:line><draw:frame draw:style-name="gr16" draw:text-style-name="P74" svg:width="1.1961in" svg:height="0.1835in" svg:x="2.3626in" svg:y="1.322in"><draw:image xlink:href="Pictures/2000003900000C03000001D79E4E001AA85D2BD4.svm" xlink:type="simple" xlink:show="embed" xlink:actuate="onLoad" loext:mime-type="image/x-svm"><text:p/></draw:image><draw:image xlink:href="Pictures/10000200000000740000001230396AFC2A78BD35.png" xlink:type="simple" xlink:show="embed" xlink:actuate="onLoad" loext:mime-type="image/png"/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5959856071778" text:continue-numbering="true" text:style-name="L2">
        <text:list-item>
          <text:p text:style-name="P65"><text:span text:style-name="T18">Dibuja el diagrama</text:span><text:span text:style-name="T19"> de impedancias (escala </text:span><text:span text:style-name="T23">6</text:span><text:span text:style-name="T19"> Ω = 1 cm)</text:span><text:span text:style-name="T18">.</text:span></text:p>
        </text:list-item>
      </text:list>
      <text:p text:style-name="P29"><draw:g text:anchor-type="paragraph" draw:z-index="17" draw:name="Shape2" draw:style-name="gr4"><draw:line draw:style-name="gr13" draw:text-style-name="P69" svg:x1="1.1969in" svg:y1="0.3417in" svg:x2="1.1969in" svg:y2="3.7276in"><text:p/></draw:line><draw:line draw:style-name="gr14" draw:text-style-name="P69" svg:x1="0.1744in" svg:y1="2.5457in" svg:x2="6.0799in" svg:y2="2.5457in"><text:p/></draw:line><draw:line draw:style-name="gr14" draw:text-style-name="P69" svg:x1="1.198in" svg:y1="2.5457in" svg:x2="3.1665in" svg:y2="2.5457in"><text:p/></draw:line><draw:frame draw:style-name="gr15" draw:text-style-name="P70" svg:width="0.3441in" svg:height="0.1835in" svg:x="5.7465in" svg:y="2.6083in"><draw:image xlink:href="Pictures/2000000F00000371000001D43CF585EF21512933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15" draw:text-style-name="P70" svg:width="0.8185in" svg:height="0.185in" svg:x="0.8252in" svg:y="0.1264in"><draw:image xlink:href="Pictures/2000000F00000825000001D4990DC1340B8E2D5A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line draw:style-name="gr14" draw:text-style-name="P69" svg:x1="1.1941in" svg:y1="2.5461in" svg:x2="1.1941in" svg:y2="6.7193in"><text:p/></draw:line><draw:frame draw:style-name="gr16" draw:text-style-name="P74" svg:width="1.048in" svg:height="0.2094in" svg:x="2.9142in" svg:y="2.7327in"><draw:image xlink:href="Pictures/2000004000000A8B000002132E2C9556F51AFD08.svm" xlink:type="simple" xlink:show="embed" xlink:actuate="onLoad" loext:mime-type="image/x-svm"><text:p/></draw:image><draw:image xlink:href="Pictures/100002000000006600000014473AC2A26A97F366.png" xlink:type="simple" xlink:show="embed" xlink:actuate="onLoad" loext:mime-type="image/png"/></draw:frame><draw:line draw:style-name="gr14" draw:text-style-name="P69" svg:x1="1.2016in" svg:y1="2.5661in" svg:x2="1.2016in" svg:y2="1.5819in"><text:p/></draw:line><draw:frame draw:style-name="gr16" draw:text-style-name="P74" svg:width="1.0386in" svg:height="0.2087in" svg:x="0.0008in" svg:y="1.5909in"><draw:image xlink:href="Pictures/2000004000000A72000002134F08C6B70ADE1E10.svm" xlink:type="simple" xlink:show="embed" xlink:actuate="onLoad" loext:mime-type="image/x-svm"><text:p/></draw:image><draw:image xlink:href="Pictures/1000020000000065000000141BEAAFF4F0DD67C5.png" xlink:type="simple" xlink:show="embed" xlink:actuate="onLoad" loext:mime-type="image/png"/></draw:frame><draw:frame draw:style-name="gr16" draw:text-style-name="P74" svg:width="1.3807in" svg:height="0.2094in" svg:x="1.2606in" svg:y="6.5516in"><draw:image xlink:href="Pictures/2000004700000DE300000213ABEC0EF821768F9E.svm" xlink:type="simple" xlink:show="embed" xlink:actuate="onLoad" loext:mime-type="image/x-svm"><text:p/></draw:image><draw:image xlink:href="Pictures/100002000000008600000014889D1D7EA8D3C43A.png" xlink:type="simple" xlink:show="embed" xlink:actuate="onLoad" loext:mime-type="image/png"/></draw:frame><draw:line draw:style-name="gr14" draw:text-style-name="P69" svg:x1="1.1992in" svg:y1="2.5358in" svg:x2="3.2059in" svg:y2="5.785in"><text:p/></draw:line><draw:frame draw:style-name="gr16" draw:text-style-name="P74" svg:width="1.6094in" svg:height="0.2094in" svg:x="3.2689in" svg:y="5.6457in"><draw:image xlink:href="Pictures/2000004700001030000002135AABF2014A8ACA0C.svm" xlink:type="simple" xlink:show="embed" xlink:actuate="onLoad" loext:mime-type="image/x-svm"><text:p/></draw:image><draw:image xlink:href="Pictures/100002000000009D000000148157C257D3ABC46B.png" xlink:type="simple" xlink:show="embed" xlink:actuate="onLoad" loext:mime-type="image/png"/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5959553432617" text:continue-numbering="true" text:style-name="L2">
        <text:list-item>
          <text:p text:style-name="P66"><text:span text:style-name="T24">Completa la tabla de potencias</text:span><text:span text:style-name="T18">.</text:span></text:p>
        </text:list-item>
      </text:list>
      <text:p text:style-name="P34"><draw:frame draw:style-name="fr2" draw:name="Object8" text:anchor-type="as-char" svg:y="-0.2728in" svg:width="2.1917in" svg:height="0.4217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5"><draw:frame draw:style-name="fr2" draw:name="Object9" text:anchor-type="as-char" svg:y="-0.2728in" svg:width="2.3154in" svg:height="0.4465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5"><draw:frame draw:style-name="fr2" draw:name="Object10" text:anchor-type="as-char" svg:y="-0.2728in" svg:width="2.6728in" svg:height="0.446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5"><draw:frame draw:style-name="fr2" draw:name="Object12" text:anchor-type="as-char" svg:y="-0.1484in" svg:width="1.8in" svg:height="0.2091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5"><draw:frame draw:style-name="fr2" draw:name="Object11" text:anchor-type="as-char" svg:y="-0.1484in" svg:width="2.1854in" svg:height="0.2091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9"><draw:frame draw:style-name="fr2" draw:name="Object2" text:anchor-type="as-char" svg:y="-0.2437in" svg:width="2.9457in" svg:height="0.3929in" draw:z-index="31"><draw:object xlink:href="./Object 3" xlink:type="simple" xlink:show="embed" xlink:actuate="onLoad"/><draw:image xlink:href="./ObjectReplacements/Object 3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50">R</text:p>
          </table:table-cell>
          <table:table-cell table:style-name="Table5.A1" office:value-type="string">
            <text:p text:style-name="P50">X<text:span text:style-name="T28">L</text:span></text:p>
          </table:table-cell>
          <table:table-cell table:style-name="Table5.A1" office:value-type="string">
            <text:p text:style-name="P50">X<text:span text:style-name="T29">C</text:span></text:p>
          </table:table-cell>
          <table:table-cell table:style-name="Table5.E1" office:value-type="string">
            <text:p text:style-name="P51">Z</text:p>
          </table:table-cell>
        </table:table-row>
        <table:table-row>
          <table:table-cell table:style-name="Table5.A2" office:value-type="string">
            <text:p text:style-name="P52">P en W</text:p>
          </table:table-cell>
          <table:table-cell table:style-name="Table5.A2" office:value-type="string">
            <text:p text:style-name="P53">4<text:span text:style-name="T44">33,2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E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52">Q en VAR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7">216,6</text:p>
          </table:table-cell>
          <table:table-cell table:style-name="Table5.A2" office:value-type="string">
            <text:p text:style-name="P55">-<text:span text:style-name="T44">919,4</text:span></text:p>
          </table:table-cell>
          <table:table-cell table:style-name="Table5.E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52">S en VA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E2" office:value-type="string">
            <text:p text:style-name="P54">8<text:span text:style-name="T44">36</text:span></text:p>
          </table:table-cell>
        </table:table-row>
      </table:table>
      <text:p text:style-name="P35"/>
      <text:list xml:id="list175960978304839" text:continue-numbering="true" text:style-name="L2">
        <text:list-item>
          <text:p text:style-name="P64">Dibuja el triángulo de potencias (escala 200 W = 200 VAR = 200 VA = 1 cm).</text:p>
        </text:list-item>
      </text:list>
      <text:p text:style-name="P36"><draw:g text:anchor-type="paragraph" draw:z-index="35" draw:name="Shape3" draw:style-name="gr21"><draw:g draw:name="Shape3" draw:style-name="gr10"><draw:line draw:style-name="gr22" draw:text-style-name="P69" svg:x1="3.0736in" svg:y1="0.8819in" svg:x2="3.928in" svg:y2="0.8819in"><text:p/></draw:line><draw:line draw:style-name="gr23" draw:text-style-name="P69" svg:x1="3.0906in" svg:y1="0.8976in" svg:x2="3.0906in" svg:y2="0.4724in"><text:p/></draw:line><draw:frame draw:style-name="gr24" draw:text-style-name="P75" svg:width="0.8858in" svg:height="0.1843in" svg:x="3.9764in" svg:y="0.7839in"><draw:image xlink:href="Pictures/20000024000008E3000001D758CD159835AD33E1.svm" xlink:type="simple" xlink:show="embed" xlink:actuate="onLoad" loext:mime-type="image/x-svm"><text:p/></draw:image><draw:image xlink:href="Pictures/10000200000000560000001274815A7526ADDE09.png" xlink:type="simple" xlink:show="embed" xlink:actuate="onLoad" loext:mime-type="image/png"/></draw:frame><draw:frame draw:style-name="gr25" draw:text-style-name="P75" svg:width="1.0961in" svg:height="0.2071in" svg:x="2.7157in" svg:y="0.1937in"><draw:image xlink:href="Pictures/2000002B00000B0100000213F69C686FC90B94C7.svm" xlink:type="simple" xlink:show="embed" xlink:actuate="onLoad" loext:mime-type="image/x-svm"><text:p/></draw:image><draw:image xlink:href="Pictures/100002000000006A000000145177C78BB454F5FD.png" xlink:type="simple" xlink:show="embed" xlink:actuate="onLoad" loext:mime-type="image/png"/></draw:frame><draw:line draw:style-name="gr26" draw:text-style-name="P69" svg:x1="3.0906in" svg:y1="2.7169in" svg:x2="3.0906in" svg:y2="0.9059in"><text:p/></draw:line><draw:frame draw:style-name="gr27" draw:text-style-name="P75" svg:width="1.2362in" svg:height="0.2071in" svg:x="2.7165in" svg:y="2.7528in"><draw:image xlink:href="Pictures/2000003200000C6A0000021332228BF1B55381DD.svm" xlink:type="simple" xlink:show="embed" xlink:actuate="onLoad" loext:mime-type="image/x-svm"><text:p/></draw:image><draw:image xlink:href="Pictures/10000200000000780000001437D95B6270C3F80B.png" xlink:type="simple" xlink:show="embed" xlink:actuate="onLoad" loext:mime-type="image/png"/></draw:frame><draw:line draw:style-name="gr28" draw:text-style-name="P69" svg:x1="3.0906in" svg:y1="2.2878in" svg:x2="3.0906in" svg:y2="0.9059in"><text:p/></draw:line><draw:line draw:style-name="gr29" draw:text-style-name="P69" svg:x1="3.9173in" svg:y1="2.2878in" svg:x2="3.9173in" svg:y2="0.9059in"><text:p/></draw:line><draw:line draw:style-name="gr30" draw:text-style-name="P76" svg:x1="3.0858in" svg:y1="0.9051in" svg:x2="3.9126in" svg:y2="2.2831in"><text:p/></draw:line><draw:frame draw:style-name="gr31" draw:text-style-name="P75" svg:width="1.798in" svg:height="0.2071in" svg:x="1.1811in" svg:y="1.611in"><draw:image xlink:href="Pictures/200000550000120D00000213264152905ED69951.svm" xlink:type="simple" xlink:show="embed" xlink:actuate="onLoad" loext:mime-type="image/x-svm"><text:p/></draw:image><draw:image xlink:href="Pictures/10000200000000AF0000001404A8B1CD364EBD86.png" xlink:type="simple" xlink:show="embed" xlink:actuate="onLoad" loext:mime-type="image/png"/></draw:frame></draw:g><draw:frame draw:style-name="gr16" draw:text-style-name="P74" svg:width="0.7843in" svg:height="0.1835in" svg:x="3.9764in" svg:y="2.2035in"><draw:image xlink:href="Pictures/20000024000007E1000001D7F505E7627E0EFDC3.svm" xlink:type="simple" xlink:show="embed" xlink:actuate="onLoad" loext:mime-type="image/x-svm"><text:p/></draw:image><draw:image xlink:href="Pictures/100002000000004C00000012EB6F568D68911C12.png" xlink:type="simple" xlink:show="embed" xlink:actuate="onLoad" loext:mime-type="image/png"/></draw:frame><draw:frame draw:style-name="gr16" draw:text-style-name="P74" svg:width="0.6953in" svg:height="0.1843in" svg:x="3.1709in" svg:y="0.9173in"><draw:image xlink:href="Pictures/2000002B000006F5000001D746872C6C41625AF1.svm" xlink:type="simple" xlink:show="embed" xlink:actuate="onLoad" loext:mime-type="image/x-svm"><text:p/></draw:image><draw:image xlink:href="Pictures/10000200000000430000001270085F30C059413B.png" xlink:type="simple" xlink:show="embed" xlink:actuate="onLoad" loext:mime-type="image/png"/></draw:frame></draw:g></text:p>
      <text:p text:style-name="P36"/>
      <text:p text:style-name="P36"/>
      <text:p text:style-name="P36"/>
      <text:p text:style-name="P36"/>
      <text:p text:style-name="P36"/>
      <text:p text:style-name="P59"/>
      <text:p text:style-name="P59"/>
      <text:p text:style-name="P59"/>
      <text:p text:style-name="P58"><draw:g text:anchor-type="paragraph" draw:z-index="32" draw:style-name="gr4"><draw:frame draw:style-name="gr6" draw:text-style-name="P70" svg:width="0.5134in" svg:height="0.4862in" svg:x="3.0142in" svg:y="2.1602in"><draw:image xlink:href="Pictures/1000000000000025000000237D64472030689954.png" xlink:type="simple" xlink:show="embed" xlink:actuate="onLoad" loext:mime-type="image/png"><text:p/></draw:image></draw:frame><draw:frame draw:style-name="gr7" draw:text-style-name="P72" svg:width="1.1043in" svg:height="0.324in" svg:x="2.7579in" svg:y="2.6776in"><draw:text-box><text:p text:style-name="P71"><text:span text:style-name="T45">E = </text:span><text:span text:style-name="T45">22</text:span><text:span text:style-name="T45">0 V</text:span></text:p></draw:text-box></draw:frame><draw:frame draw:style-name="gr7" draw:text-style-name="P72" svg:width="0.787in" svg:height="0.324in" svg:x="2.7587in" svg:y="2.9146in"><draw:text-box><text:p text:style-name="P71"><text:span text:style-name="T45">50 </text:span><text:span text:style-name="T45">Hz</text:span></text:p></draw:text-box></draw:frame><draw:custom-shape draw:style-name="gr17" draw:text-style-name="P69" svg:width="0.198in" svg:height="0.5933in" draw:transform="rotate (1.5707963267949) translate (3.51527777777778in 0.751388888888889in)"><text:p/><draw:enhanced-geometry svg:viewBox="0 0 21600 21600" draw:type="rectangle" draw:enhanced-path="M 0 0 L 21600 0 21600 21600 0 21600 0 0 Z N"/></draw:custom-shape><draw:line draw:style-name="gr5" draw:text-style-name="P69" svg:x1="2.1126in" svg:y1="0.6626in" svg:x2="2.8012in" svg:y2="0.6626in"><text:p/></draw:line><draw:line draw:style-name="gr5" draw:text-style-name="P69" svg:x1="2.9591in" svg:y1="0.6535in" svg:x2="3.511in" svg:y2="0.6535in"><text:p/></draw:line><draw:line draw:style-name="gr5" draw:text-style-name="P69" svg:x1="4.4673in" svg:y1="2.387in" svg:x2="4.4673in" svg:y2="0.6626in"><text:p/></draw:line><draw:frame draw:style-name="gr9" draw:text-style-name="P73" svg:width="1.2815in" svg:height="0.3559in" svg:x="2.1508in" svg:y="0.1854in"><draw:text-box><text:p text:style-name="P71"><text:span text:style-name="T46">L = </text:span><text:span text:style-name="T46">48 </text:span><text:span text:style-name="T46">m</text:span><text:span text:style-name="T46">H</text:span></text:p></draw:text-box></draw:frame><draw:frame draw:style-name="gr9" draw:text-style-name="P73" svg:width="1.1579in" svg:height="0.3559in" svg:x="3.3563in" svg:y="0.1846in"><draw:text-box><text:p text:style-name="P71"><text:span text:style-name="T46">R </text:span><text:span text:style-name="T46">= </text:span><text:span text:style-name="T46">30 </text:span><text:span text:style-name="T46">Ω </text:span></text:p></draw:text-box></draw:frame><draw:line draw:style-name="gr5" draw:text-style-name="P69" svg:x1="4.1067in" svg:y1="0.6618in" svg:x2="4.4614in" svg:y2="0.6563in"><text:p/></draw:line><draw:line draw:style-name="gr5" draw:text-style-name="P69" svg:x1="3.5303in" svg:y1="2.4016in" svg:x2="4.4622in" svg:y2="2.389in"><text:p/></draw:line><draw:line draw:style-name="gr5" draw:text-style-name="P69" svg:x1="2.1126in" svg:y1="2.4016in" svg:x2="3.0445in" svg:y2="2.389in"><text:p/></draw:line><draw:g draw:style-name="gr10"><draw:g draw:style-name="gr10"><draw:custom-shape draw:style-name="gr18" draw:text-style-name="P69" svg:width="0.1516in" svg:height="0.1504in" svg:x="2.5063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2.5091in" svg:y1="0.6535in" svg:x2="2.6547in" svg:y2="0.6535in"><text:p/></draw:line></draw:g><draw:g draw:style-name="gr10"><draw:custom-shape draw:style-name="gr19" draw:text-style-name="P69" svg:width="0.1516in" svg:height="0.1512in" svg:x="2.6642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2.6685in" svg:y1="0.6535in" svg:x2="2.8142in" svg:y2="0.6535in"><text:p/></draw:line></draw:g><draw:g draw:style-name="gr10"><draw:custom-shape draw:style-name="gr18" draw:text-style-name="P69" svg:width="0.1516in" svg:height="0.1504in" svg:x="2.8209in" svg:y="0.578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2.8244in" svg:y1="0.6535in" svg:x2="2.9701in" svg:y2="0.6535in"><text:p/></draw:line></draw:g><draw:g draw:style-name="gr10"><draw:custom-shape draw:style-name="gr19" draw:text-style-name="P69" svg:width="0.1516in" svg:height="0.1512in" svg:x="2.9787in" svg:y="0.579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9" svg:x1="2.9831in" svg:y1="0.6535in" svg:x2="3.1287in" svg:y2="0.6535in"><text:p/></draw:line></draw:g></draw:g><draw:line draw:style-name="gr5" draw:text-style-name="P69" svg:x1="3.1831in" svg:y1="1.8724in" svg:x2="3.1831in" svg:y2="1.3724in"><text:p/></draw:line><draw:line draw:style-name="gr5" draw:text-style-name="P69" svg:x1="3.3398in" svg:y1="1.8724in" svg:x2="3.3398in" svg:y2="1.3724in"><text:p/></draw:line><draw:frame draw:style-name="gr9" draw:text-style-name="P73" svg:width="0.4406in" svg:height="0.3559in" svg:x="3.0563in" svg:y="0.972in"><draw:text-box><text:p text:style-name="P71"><text:span text:style-name="T46">C </text:span></text:p></draw:text-box></draw:frame><draw:line draw:style-name="gr5" draw:text-style-name="P69" svg:x1="3.3567in" svg:y1="1.6008in" svg:x2="4.4634in" svg:y2="1.6008in"><text:p/></draw:line><draw:line draw:style-name="gr5" draw:text-style-name="P69" svg:x1="2.0949in" svg:y1="1.6008in" svg:x2="3.1776in" svg:y2="1.6008in"><text:p/></draw:line><draw:line draw:style-name="gr5" draw:text-style-name="P69" svg:x1="2.1055in" svg:y1="2.387in" svg:x2="2.1055in" svg:y2="0.6626in"><text:p/></draw:line><draw:frame draw:style-name="gr9" draw:text-style-name="P73" svg:width="0.3295in" svg:height="0.3559in" svg:x="1.7579in" svg:y="1.839in"><draw:text-box><text:p text:style-name="P71"><text:span text:style-name="T46">I</text:span></text:p></draw:text-box></draw:frame><draw:frame draw:style-name="gr20" draw:text-style-name="P73" svg:width="0.5122in" svg:height="0.4287in" svg:x="1.5752in" svg:y="0.8547in"><draw:text-box><text:p text:style-name="P71"><text:span text:style-name="T46">I</text:span><text:span text:style-name="T47">RL</text:span></text:p></draw:text-box></draw:frame><draw:frame draw:style-name="gr20" draw:text-style-name="P73" svg:width="0.5122in" svg:height="0.4287in" svg:x="2.3626in" svg:y="1.1693in"><draw:text-box><text:p text:style-name="P71"><text:span text:style-name="T46">I</text:span><text:span text:style-name="T47">C</text:span></text:p></draw:text-box></draw:frame></draw:g><text:span text:style-name="T9">E</text:span><text:span text:style-name="T10">jercicio</text:span><text:span text:style-name="T9"> </text:span><text:span text:style-name="T12">2</text:span><text:span text:style-name="T9">:<text:tab/><text:tab/><text:tab/><text:tab/><text:tab/><text:tab/><text:tab/><text:tab/><text:tab/><text:tab/><text:tab/><text:tab/><text:tab/><text:tab/><text:tab/><text:tab/></text:span><text:span text:style-name="T12">4</text:span><text:span text:style-name="T11"> </text:span><text:span text:style-name="T13">p</text:span><text:span text:style-name="T15">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Determina la capacidad del condensador para que la tensión de suministro <text:span text:style-name="T41">E </text:span>y la corriente total I estén en fase.</text:p>
      <text:p text:style-name="P32"><draw:frame draw:style-name="fr2" draw:name="Object4" text:anchor-type="as-char" svg:y="-0.1484in" svg:width="2.4984in" svg:height="0.2098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2"><draw:frame draw:style-name="fr2" draw:name="Object5" text:anchor-type="as-char" svg:y="-0.152in" svg:width="2.4646in" svg:height="0.2134in" draw:z-index="19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2"><draw:frame draw:style-name="fr2" draw:name="Object6" text:anchor-type="as-char" svg:y="-0.2437in" svg:width="3.1728in" svg:height="0.4181in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2"><draw:frame draw:style-name="fr2" draw:name="Object7" text:anchor-type="as-char" svg:y="-0.1484in" svg:width="3.9437in" svg:height="0.2098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2"><draw:frame draw:style-name="fr2" draw:name="Object13" text:anchor-type="as-char" svg:y="-0.1484in" svg:width="4.0882in" svg:height="0.2098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2"><draw:frame draw:style-name="fr2" draw:name="Object14" text:anchor-type="as-char" svg:y="-0.2693in" svg:width="2.2028in" svg:height="0.4429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>La condición para que no haya desfase entre tensión de suministro E y corriente total I es que la potencia reactiva sea 0 VAR </text:p>
      <text:p text:style-name="P33"><text:span text:style-name="T27">→</text:span><text:span text:style-name="T30"><draw:frame draw:style-name="fr2" draw:name="Object15" text:anchor-type="as-char" svg:y="-0.1484in" svg:width="0.6035in" svg:height="0.2098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span> </text:p>
      <text:p text:style-name="P33"><text:span text:style-name="T27">→</text:span><text:span text:style-name="T27"><draw:frame draw:style-name="fr2" draw:name="Object16" text:anchor-type="as-char" svg:y="-0.1484in" svg:width="1.1138in" svg:height="0.2098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8"/>
      <text:p text:style-name="P37"><text:span text:style-name="T17"><text:tab/></text:span><text:span text:style-name="T17"><draw:frame draw:style-name="fr2" draw:name="Object17" text:anchor-type="as-char" svg:y="-0.2728in" svg:width="0.8299in" svg:height="0.448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→</text:span><text:span text:style-name="T17"><draw:frame draw:style-name="fr2" draw:name="Object18" text:anchor-type="as-char" svg:y="-0.2602in" svg:width="1.5339in" svg:height="0.4346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→</text:span><text:span text:style-name="T17"><draw:frame draw:style-name="fr2" draw:name="Object19" text:anchor-type="as-char" svg:y="-0.2602in" svg:width="1.7256in" svg:height="0.4098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2"><text:soft-page-break/><text:span text:style-name="T26"><text:tab/></text:span><text:span text:style-name="T25">con </text:span><text:span text:style-name="T25"><draw:frame draw:style-name="fr2" draw:name="Object20" text:anchor-type="as-char" svg:y="-0.2453in" svg:width="1.0008in" svg:height="0.3945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→</text:span><text:span text:style-name="T26"><draw:frame draw:style-name="fr2" draw:name="Object21" text:anchor-type="as-char" svg:y="-0.2453in" svg:width="2.8756in" svg:height="0.4193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 </text:p>
      <text:p text:style-name="P32"/>
      <text:p text:style-name="P32"/>
      <text:p text:style-name="P18"><text:span text:style-name="T9">Puntuació màxima <text:s/></text:span><text:span text:style-name="T14">8 </text:span><text:span text:style-name="T9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14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6</text:page-number><text:s/>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6-03T17:59:43.933950724</dc:date>
    <meta:editing-duration>PT7H51M43S</meta:editing-duration>
    <meta:editing-cycles>79</meta:editing-cycles>
    <meta:document-statistic meta:table-count="3" meta:image-count="1" meta:object-count="21" meta:page-count="6" meta:paragraph-count="78" meta:word-count="239" meta:character-count="1184" meta:non-whitespace-character-count="868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i>f</mi>
          <mo stretchy="false">⋅</mo>
          <mn>0,048</mn>
        </mrow>
      </mrow>
      <mrow>
        <mi>H</mi>
        <mo stretchy="false">=</mo>
        <mn>15</mn>
      </mrow>
      <mi>Ω</mi>
    </mrow>
    <annotation encoding="StarMath 5.0">X rsub L = 2 cdot %pi cdot f cdot L = 2 cdot %pi cdot f cdot 0,048 H = 15 Ω</annotation>
  </semantics>
</math>
</file>

<file path=Object 10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row>
              <mo fence="true" stretchy="false">(</mo>
              <mrow>
                <msub>
                  <mi>E</mi>
                  <mi>C</mi>
                </msub>
              </mrow>
              <mo fence="true" stretchy="false">)</mo>
            </mrow>
            <mn>²</mn>
          </mrow>
          <msub>
            <mi>X</mi>
            <mi>C</mi>
          </msub>
        </mfrac>
        <mo stretchy="false">=</mo>
        <mfrac>
          <mrow>
            <mo stretchy="false">−</mo>
            <mrow>
              <mrow>
                <mo fence="true" stretchy="false">(</mo>
                <mrow>
                  <mrow>
                    <mn>242</mn>
                    <mi>V</mi>
                  </mrow>
                </mrow>
                <mo fence="true" stretchy="false">)</mo>
              </mrow>
              <mn>²</mn>
            </mrow>
          </mrow>
          <mrow>
            <mn>63,7</mn>
            <mi>Ω</mi>
          </mrow>
        </mfrac>
        <mo stretchy="false">=</mo>
        <mrow>
          <mo stretchy="false">−</mo>
          <mn>919,4</mn>
        </mrow>
      </mrow>
      <mi mathvariant="italic">VAR</mi>
    </mrow>
    <annotation encoding="StarMath 5.0">Q rsub C = {(E rsub C)²} over X rsub C = - {(242 V)²} over {63,7 Ω} = -919,4 VAR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row>
          <msub>
            <mi>Q</mi>
            <mi>L</mi>
          </msub>
          <mo stretchy="false">+</mo>
          <msub>
            <mi>Q</mi>
            <mi>C</mi>
          </msub>
        </mrow>
        <mo stretchy="false">=</mo>
        <mrow>
          <mo stretchy="false">−</mo>
          <mn>702,8</mn>
        </mrow>
      </mrow>
      <mi mathvariant="italic">VAR</mi>
    </mrow>
    <annotation encoding="StarMath 5.0">Q  = Q rsub L + Q rsub C = -702,8 VAR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,8</mn>
      </mrow>
      <mrow>
        <mi>A</mi>
        <mo stretchy="false">=</mo>
        <mn>836</mn>
      </mrow>
      <mi mathvariant="italic">VA</mi>
    </mrow>
    <annotation encoding="StarMath 5.0">S = E rsub T cdot I =  220 V cdot 3,8 A = 836 VA</annotation>
  </semantics>
</math>
</file>

<file path=Object 13/content.xml><?xml version="1.0" encoding="utf-8"?>
<math xmlns="http://www.w3.org/1998/Math/MathML" display="block">
  <semantics>
    <mrow>
      <msub>
        <mi>Q</mi>
        <mi>C</mi>
      </msub>
      <mo stretchy="false">=</mo>
      <msub>
        <mi>Q</mi>
        <mi>L</mi>
      </msub>
    </mrow>
    <annotation encoding="StarMath 5.0">Q rsub C = Q rsub L</annotation>
  </semantics>
</math>
</file>

<file path=Object 14/content.xml><?xml version="1.0" encoding="utf-8"?>
<math xmlns="http://www.w3.org/1998/Math/MathML" display="block">
  <semantics>
    <mrow>
      <mrow>
        <msub>
          <mi>Q</mi>
          <mi>C</mi>
        </msub>
        <mo stretchy="false">=</mo>
        <mn>653,4</mn>
      </mrow>
      <mi mathvariant="italic">VAR</mi>
    </mrow>
    <annotation encoding="StarMath 5.0">Q rsub C = 653,4 VAR</annotation>
  </semantics>
</math>
</file>

<file path=Object 15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6/content.xml><?xml version="1.0" encoding="utf-8"?>
<math xmlns="http://www.w3.org/1998/Math/MathML" display="block">
  <semantics>
    <mrow>
      <mn>653,4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653,4 VAR = {(220V)²} over X rsub C</annotation>
  </semantics>
</math>
</file>

<file path=Object 17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653,4</mn>
            <mi mathvariant="italic">VAR</mi>
          </mrow>
        </mfrac>
        <mo stretchy="false">=</mo>
        <mn>74,1</mn>
      </mrow>
      <mi>Ω</mi>
    </mrow>
    <annotation encoding="StarMath 5.0">X rsub C  = {(220V)²} over {653,4 VAR} = 74,1 Ω</annotation>
  </semantics>
</math>
</file>

<file path=Object 18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0,00005</mn>
            </mrow>
            <mi>F</mi>
          </mrow>
        </mfrac>
        <mo stretchy="false">=</mo>
        <mn>63,7</mn>
      </mrow>
      <mi>Ω</mi>
    </mrow>
    <annotation encoding="StarMath 5.0">X rsub C = 1 over {2 cdot %pi cdot f cdot C} = 1 over {2 cdot %pi cdot 50 Hz cdot 0,00005 F} = 63,7 Ω</annotation>
  </semantics>
</math>
</file>

<file path=Object 19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</mrow>
      </mrow>
      <mrow>
        <mi mathvariant="italic">Hz</mi>
        <mo stretchy="false">⋅</mo>
        <mn>0,048</mn>
      </mrow>
      <mrow>
        <mi>H</mi>
        <mo stretchy="false">=</mo>
        <mn>15</mn>
      </mrow>
      <mi>Ω</mi>
    </mrow>
    <annotation encoding="StarMath 5.0">X rsub L = 2 cdot %pi cdot f cdot L = 2 cdot %pi cdot 50 Hz cdot 0,048 H = 15 Ω</annotation>
  </semantics>
</math>
</file>

<file path=Object 2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o fence="true" stretchy="false">(</mo>
          <mrow>
            <mrow>
              <mrow>
                <mn>30</mn>
                <mo stretchy="false">+</mo>
                <mi>j</mi>
              </mrow>
              <mn>15</mn>
            </mrow>
          </mrow>
          <mo fence="true" stretchy="false">)</mo>
        </mrow>
      </mrow>
      <mrow>
        <mi>Ω</mi>
        <mo stretchy="false">=</mo>
        <mn>33,5</mn>
      </mrow>
      <mi>Ω</mi>
      <mi>∠</mi>
      <mn>26,57</mn>
      <mi>º</mi>
    </mrow>
    <annotation encoding="StarMath 5.0"> Z rsub RL = (30 + j 15)Ω =33,5 Ω ∠ 26,57º </annotation>
  </semantics>
</math>
</file>

<file path=Object 20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21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74,1</mn>
            </mrow>
            <mi>Ω</mi>
          </mrow>
        </mfrac>
        <mo stretchy="false">=</mo>
        <mn>43</mn>
      </mrow>
      <mi mathvariant="italic">μF</mi>
    </mrow>
    <annotation encoding="StarMath 5.0"> C  = 1 over { 2 cdot %pi cdot f cdot X rsub C } = 1 over { 2 cdot %pi cdot 50 Hz cdot 74,1 Ω } = 43 μF</annotation>
  </semantics>
</math>
</file>

<file path=Object 3/content.xml><?xml version="1.0" encoding="utf-8"?>
<math xmlns="http://www.w3.org/1998/Math/MathML" display="block">
  <semantics>
    <mrow>
      <mrow>
        <mi>φ</mi>
        <mo stretchy="false">=</mo>
        <mi>arctan</mi>
      </mrow>
      <mrow>
        <mrow>
          <mo fence="true" stretchy="false">(</mo>
          <mrow>
            <mfrac>
              <mi>Q</mi>
              <mi>P</mi>
            </mfrac>
          </mrow>
          <mo fence="true" stretchy="false">)</mo>
        </mrow>
        <mo stretchy="false">=</mo>
        <mi>arctan</mi>
      </mrow>
      <mrow>
        <mrow>
          <mo fence="true" stretchy="false">(</mo>
          <mrow>
            <mfrac>
              <mrow>
                <mrow>
                  <mo stretchy="false">−</mo>
                  <mn>702</mn>
                </mrow>
                <mi mathvariant="italic">VAR</mi>
              </mrow>
              <mrow>
                <mn>433,2</mn>
                <mi>W</mi>
              </mrow>
            </mfrac>
          </mrow>
          <mo fence="true" stretchy="false">)</mo>
        </mrow>
        <mo stretchy="false">=</mo>
        <mrow>
          <mo stretchy="false">−</mo>
          <mn>58</mn>
        </mrow>
      </mrow>
      <mi>º</mi>
    </mrow>
    <annotation encoding="StarMath 5.0">φ = arctan(Q over P)= arctan({-702 VAR} over {433,2 W}) =-58º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i>E</mi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3,5</mn>
            <mi>Ω</mi>
            <mi>∠</mi>
            <mn>26,57</mn>
            <mi>º</mi>
          </mrow>
        </mfrac>
        <mo stretchy="false">=</mo>
        <mn>6,6</mn>
      </mrow>
      <mi>A</mi>
      <mrow>
        <mi>∠</mi>
        <mo stretchy="false">−</mo>
        <mn>26,57</mn>
      </mrow>
      <mi>º</mi>
    </mrow>
    <annotation encoding="StarMath 5.0">I rsub RL = E over Z rsub RL = {220 V ∠0º}  over {33,5 Ω ∠ 26,57º} = 6,6 A ∠-26,57º</annotation>
  </semantics>
</math>
</file>

<file path=Object 5/content.xml><?xml version="1.0" encoding="utf-8"?>
<math xmlns="http://www.w3.org/1998/Math/MathML" display="block">
  <semantics>
    <mrow>
      <mrow>
        <msub>
          <mi>E</mi>
          <mi>L</mi>
        </msub>
        <mo stretchy="false">=</mo>
        <mrow>
          <msub>
            <mi>Z</mi>
            <mi>L</mi>
          </msub>
          <mo stretchy="false">⋅</mo>
          <msub>
            <mi>I</mi>
            <mi mathvariant="italic">RL</mi>
          </msub>
        </mrow>
        <mo stretchy="false">=</mo>
        <mn>15</mn>
      </mrow>
      <mi>Ω</mi>
      <mi>∠</mi>
      <mn>90</mn>
      <mrow>
        <mi>º</mi>
        <mo stretchy="false">⋅</mo>
        <mn>6,6</mn>
      </mrow>
      <mi>A</mi>
      <mrow>
        <mi>∠</mi>
        <mo stretchy="false">−</mo>
        <mn>26,57</mn>
      </mrow>
      <mrow>
        <mi>º</mi>
        <mo stretchy="false">=</mo>
        <mn>99</mn>
      </mrow>
      <mi>V</mi>
      <mi>∠</mi>
      <mn>63,43</mn>
      <mi>º</mi>
    </mrow>
    <annotation encoding="StarMath 5.0">E rsub L = Z rsub L cdot I rsub RL= 15 Ω ∠ 90º cdot 6,6 A ∠-26,57º = 99 V ∠63,43º</annotation>
  </semantics>
</math>
</file>

<file path=Object 6/content.xml><?xml version="1.0" encoding="utf-8"?>
<math xmlns="http://www.w3.org/1998/Math/MathML" display="block">
  <semantics>
    <mrow>
      <mrow>
        <msub>
          <mi>E</mi>
          <mi>R</mi>
        </msub>
        <mo stretchy="false">=</mo>
        <mrow>
          <msub>
            <mi>Z</mi>
            <mi>R</mi>
          </msub>
          <mo stretchy="false">⋅</mo>
          <msub>
            <mi>I</mi>
            <mi mathvariant="italic">RL</mi>
          </msub>
        </mrow>
        <mo stretchy="false">=</mo>
        <mn>30</mn>
      </mrow>
      <mi>Ω</mi>
      <mi>∠</mi>
      <mn>0</mn>
      <mrow>
        <mi>º</mi>
        <mo stretchy="false">⋅</mo>
        <mn>6,6</mn>
      </mrow>
      <mi>A</mi>
      <mrow>
        <mi>∠</mi>
        <mo stretchy="false">−</mo>
        <mn>26,57</mn>
      </mrow>
      <mrow>
        <mi>º</mi>
        <mo stretchy="false">=</mo>
        <mn>198</mn>
      </mrow>
      <mi>V</mi>
      <mrow>
        <mi>∠</mi>
        <mo stretchy="false">−</mo>
        <mn>26,57</mn>
      </mrow>
      <mi>º</mi>
    </mrow>
    <annotation encoding="StarMath 5.0">E rsub R = Z rsub R cdot I rsub RL= 30 Ω ∠ 0º cdot 6,6 A ∠-26,57º = 198 V ∠-26,57º</annotation>
  </semantics>
</math>
</file>

<file path=Object 7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sub>
              <mi>E</mi>
              <mi>L</mi>
            </msub>
            <mn>²</mn>
          </mrow>
          <msub>
            <mi>Z</mi>
            <mi>L</mi>
          </msub>
        </mfrac>
        <mo stretchy="false">=</mo>
        <mfrac>
          <mrow>
            <mrow>
              <mo fence="true" stretchy="false">(</mo>
              <mrow>
                <mrow>
                  <mn>99</mn>
                  <mi>V</mi>
                </mrow>
              </mrow>
              <mo fence="true" stretchy="false">)</mo>
            </mrow>
            <mn>²</mn>
          </mrow>
          <mrow>
            <mn>15</mn>
            <mi>Ω</mi>
          </mrow>
        </mfrac>
        <mo stretchy="false">=</mo>
        <mn>653,4</mn>
      </mrow>
      <mi mathvariant="italic">VAR</mi>
    </mrow>
    <annotation encoding="StarMath 5.0">Q rsub L = {{E rsub L}²} over Z rsub L = {(99 V) ²} over {15 Ω} = 653,4 VAR 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114</mn>
                  <mi>V</mi>
                </mrow>
              </mrow>
              <mo fence="true" stretchy="false">)</mo>
            </mrow>
            <mn>²</mn>
          </mrow>
          <mrow>
            <mn>30</mn>
            <mi>Ω</mi>
          </mrow>
        </mfrac>
        <mo stretchy="false">=</mo>
        <mn>433,2</mn>
      </mrow>
      <mi>W</mi>
    </mrow>
    <annotation encoding="StarMath 5.0">P = {(E rsub R)²} over R =  {(114 V)²} over {30 Ω} = 433,2 W</annotation>
  </semantics>
</math>
</file>

<file path=Object 9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57</mn>
                  <mi>V</mi>
                </mrow>
              </mrow>
              <mo fence="true" stretchy="false">)</mo>
            </mrow>
            <mn>²</mn>
          </mrow>
          <mrow>
            <mn>15</mn>
            <mi>Ω</mi>
          </mrow>
        </mfrac>
        <mo stretchy="false">=</mo>
        <mn>216,6</mn>
      </mrow>
      <mi mathvariant="italic">VAR</mi>
    </mrow>
    <annotation encoding="StarMath 5.0">Q rsub L = {(E rsub L)²} over X Rsub L =  {(57 V)²} over {15 Ω} = 216,6 VAR</annotation>
  </semantics>
</math>
</file>